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 — segue um plano de ação pragmático para lançar e escalar a <text:span text:style-name="Strong_20_Emphasis">comunidade do Plano Free</text:span>. Foquei em ativação (gente usando 1º run), retenção (voltar no mês seguinte) e efeito-referência.</text:p>
      <text:h text:style-name="Heading_20_1" text:outline-level="1">Objetivos e métricas (North Star)</text:h>
      <text:list xml:id="list1003183440" text:style-name="L1">
        <text:list-item>
          <text:p text:style-name="P1"><text:span text:style-name="Strong_20_Emphasis">NSM:</text:span> Free Monthly Active Users (FMAU).</text:p>
        </text:list-item>
        <text:list-item>
          <text:p text:style-name="P1"><text:span text:style-name="Strong_20_Emphasis">Metas 90 dias:</text:span></text:p>
          <text:list>
            <text:list-item>
              <text:p text:style-name="P1">Ativação (1º run em 7 dias): <text:span text:style-name="Strong_20_Emphasis">≥ 55%</text:span></text:p>
            </text:list-item>
            <text:list-item>
              <text:p text:style-name="P1">Retenção D30: <text:span text:style-name="Strong_20_Emphasis">≥ 25%</text:span></text:p>
            </text:list-item>
            <text:list-item>
              <text:p text:style-name="P1">Convites por membro/mês: <text:span text:style-name="Strong_20_Emphasis">≥ 0,3</text:span></text:p>
            </text:list-item>
            <text:list-item>
              <text:p text:style-name="P1">Tempo até 1º valor (TTV → 1º run): <text:span text:style-name="Strong_20_Emphasis">&lt; 15 min</text:span></text:p>
            </text:list-item>
            <text:list-item>
              <text:p text:style-name="P1">% perguntas respondidas na comunidade em 24h: <text:span text:style-name="Strong_20_Emphasis">≥ 90%</text:span></text:p>
            </text:list-item>
          </text:list>
        </text:list-item>
      </text:list>
      <text:h text:style-name="Heading_20_1" text:outline-level="1">Quem é o membro ideal (ICP)</text:h>
      <text:list xml:id="list2492779472" text:style-name="L2">
        <text:list-item>
          <text:p text:style-name="P2">Builders no code/low code, devs júnior a pleno, PMs tech-curiosos, founders early. Precisam testar automações sem custo e aprender rápido.</text:p>
        </text:list-item>
      </text:list>
      <text:h text:style-name="Heading_20_1" text:outline-level="1">Proposta de valor da comunidade</text:h>
      <text:list xml:id="list3134987253" text:style-name="L3">
        <text:list-item>
          <text:p text:style-name="P3"><text:span text:style-name="Strong_20_Emphasis">Aprenda + lance + mostre:</text:span> templates prontos, ajuda rápida, canais por caso de uso, vitrines (“show your ship”), badges de contribuição e <text:span text:style-name="Strong_20_Emphasis">créditos temporários</text:span> de runs por participação.</text:p>
        </text:list-item>
      </text:list>
      <text:h text:style-name="Heading_20_1" text:outline-level="1">Stack e casa da comunidade</text:h>
      <text:list xml:id="list3122419710" text:style-name="L4">
        <text:list-item>
          <text:p text:style-name="P4"><text:span text:style-name="Strong_20_Emphasis">Discord</text:span> (tempo real, canais por tema), <text:span text:style-name="Strong_20_Emphasis">Discourse</text:span> ou <text:span text:style-name="Strong_20_Emphasis">GitBook</text:span> (base de conhecimento), <text:span text:style-name="Strong_20_Emphasis">Loom</text:span> (tutoriais), <text:span text:style-name="Strong_20_Emphasis">Zapier/Make</text:span> (convites e webhooks), <text:span text:style-name="Strong_20_Emphasis">Orbit/Threado</text:span> (gestão), <text:span text:style-name="Strong_20_Emphasis">Typeform</text:span> (onboarding), <text:span text:style-name="Strong_20_Emphasis">Notion</text:span> (roadmap público).</text:p>
        </text:list-item>
      </text:list>
      <text:h text:style-name="Heading_20_1" text:outline-level="1">Programação fixa (rituais semanais)</text:h>
      <text:list xml:id="list1907811568" text:style-name="L5">
        <text:list-item>
          <text:p text:style-name="P5"><text:span text:style-name="Strong_20_Emphasis">Seg 15h – “Kickstart 30 min”</text:span>: onboarding ao vivo + 1 template instalado ao final (garante 1º run).</text:p>
        </text:list-item>
        <text:list-item>
          <text:p text:style-name="P5"><text:span text:style-name="Strong_20_Emphasis">Qua 12h – Office Hours</text:span> com engenheiro/PM (perguntas respondidas na hora).</text:p>
        </text:list-item>
        <text:list-item>
          <text:p text:style-name="P5"><text:span text:style-name="Strong_20_Emphasis">Qui – Template Drop</text:span> (1 novo template + tutorial de 5 min).</text:p>
        </text:list-item>
        <text:list-item>
          <text:p text:style-name="P5"><text:span text:style-name="Strong_20_Emphasis">Sex – Ship Friday</text:span>: membros postam o que lançaram; os 3 mais votados ganham <text:span text:style-name="Strong_20_Emphasis">+10 runs bônus por 14 dias</text:span>.</text:p>
        </text:list-item>
        <text:list-item>
          <text:p text:style-name="P5"><text:span text:style-name="Strong_20_Emphasis">Mensal:</text:span> Community Demo Day (cases), Roadmap Review (voto em features).</text:p>
        </text:list-item>
      </text:list>
      <text:h text:style-name="Heading_20_1" text:outline-level="1"><text:soft-page-break/>Trilha de onboarding (TTV &lt; 15 min)</text:h>
      <text:list xml:id="list3194633734" text:style-name="L6">
        <text:list-item>
          <text:p text:style-name="P6"><text:span text:style-name="Strong_20_Emphasis">Pós-cadastro</text:span> → e-mail/DM com link direto para Discord e “Comece aqui”.</text:p>
        </text:list-item>
        <text:list-item>
          <text:p text:style-name="P6"><text:span text:style-name="Strong_20_Emphasis">Checklist 5 passos</text:span> (marcado no Discord): entrar, escolher template, conectar 1 app, rodar 1º run, postar screenshot no canal #primeiro-run.</text:p>
        </text:list-item>
        <text:list-item>
          <text:p text:style-name="P6"><text:span text:style-name="Strong_20_Emphasis">Recompensa automática:</text:span> badge <text:span text:style-name="Emphasis">First Run</text:span> + <text:span text:style-name="Strong_20_Emphasis">+5 runs bônus por 7 dias</text:span>.</text:p>
        </text:list-item>
        <text:list-item>
          <text:p text:style-name="P6"><text:span text:style-name="Strong_20_Emphasis">Tour guiado</text:span> (Loom 3 min) + CTA para o ritual “Kickstart”.</text:p>
        </text:list-item>
      </text:list>
      <text:h text:style-name="Heading_20_1" text:outline-level="1">Conteúdo (pilares e exemplos)</text:h>
      <text:list xml:id="list2908348033" text:style-name="L7">
        <text:list-item>
          <text:p text:style-name="P7"><text:span text:style-name="Strong_20_Emphasis">Pilar 1 – Começar Rápido:</text:span> “Do zero ao 1º run em 7 min”, “5 erros comuns em ações externas”.</text:p>
        </text:list-item>
        <text:list-item>
          <text:p text:style-name="P7"><text:span text:style-name="Strong_20_Emphasis">Pilar 2 – Casos de Uso:</text:span> suporte nível 1, lead routing, alertas.</text:p>
        </text:list-item>
        <text:list-item>
          <text:p text:style-name="P7"><text:span text:style-name="Strong_20_Emphasis">Pilar 3 – Build in Public:</text:span> bastidores do orquestrador, limites por run, otimização de tokens.</text:p>
        </text:list-item>
        <text:list-item>
          <text:p text:style-name="P7"><text:span text:style-name="Strong_20_Emphasis">Pilar 4 – Carreira &amp; Portfólio:</text:span> como transformar automações em case para emprego/freela.</text:p>
        </text:list-item>
      </text:list>
      <text:p text:style-name="Text_20_body"><text:span text:style-name="Strong_20_Emphasis">Calendário 30 dias (amostra):</text:span><text:line-break/>Sem 1: 2 tutoriais curtos + 1 live onboarding + 1 template.<text:line-break/>Sem 2: 1 estudo de caso + office hours + 1 template.<text:line-break/>Sem 3: 1 live “de 0 a deploy” + 1 checklist.<text:line-break/>Sem 4: Demo Day + post de roadmap.</text:p>
      <text:h text:style-name="Heading_20_1" text:outline-level="1">Incentivos e gamificação (sem custo fixo alto)</text:h>
      <text:list xml:id="list3325429226" text:style-name="L8">
        <text:list-item>
          <text:p text:style-name="P8"><text:span text:style-name="Strong_20_Emphasis">Badges</text:span>: First Run, Helper (5 respostas), Template Maker, Top Shipper.</text:p>
        </text:list-item>
        <text:list-item>
          <text:p text:style-name="P8"><text:span text:style-name="Strong_20_Emphasis">Créditos temporários</text:span>:</text:p>
          <text:list>
            <text:list-item>
              <text:p text:style-name="P8">Indicação ativa (amigo faz 1º run): <text:span text:style-name="Strong_20_Emphasis">+10 runs por 14 dias</text:span> para ambos.</text:p>
            </text:list-item>
            <text:list-item>
              <text:p text:style-name="P8">Publicar um template aprovado: <text:span text:style-name="Strong_20_Emphasis">+50 ações externas bônus</text:span> por 30 dias.</text:p>
            </text:list-item>
          </text:list>
        </text:list-item>
        <text:list-item>
          <text:p text:style-name="P8"><text:span text:style-name="Strong_20_Emphasis">Hall da Fama</text:span> + destaque na homepage.</text:p>
        </text:list-item>
        <text:list-item>
          <text:p text:style-name="P8"><text:span text:style-name="Strong_20_Emphasis">NFT opcional</text:span> (sazonal): <text:span text:style-name="Emphasis">Founding Member Pass</text:span> colecionável (sem prometer valor financeiro; concede apenas <text:span text:style-name="Strong_20_Emphasis">acesso antecipado a templates e votações</text:span>).</text:p>
        </text:list-item>
      </text:list>
      <text:h text:style-name="Heading_20_1" text:outline-level="1">Programa de Fundadores (seeding, 50 pessoas)</text:h>
      <text:list xml:id="list3541426741" text:style-name="L9">
        <text:list-item>
          <text:p text:style-name="P9">Convide makers de comunidades adjacentes (no/low-code, devs, PMs).</text:p>
        </text:list-item>
        <text:list-item>
          <text:p text:style-name="P9">Benefícios: cargo “Founding Member”, canal privado, voto com peso 2x nos primeiros 90 dias, link pessoal de convite.</text:p>
        </text:list-item>
      </text:list>
      <text:h text:style-name="Heading_20_1" text:outline-level="1"><text:soft-page-break/>Parcerias e aquisições</text:h>
      <text:list xml:id="list1961372542" text:style-name="L10">
        <text:list-item>
          <text:p text:style-name="P10"><text:span text:style-name="Strong_20_Emphasis">Comunidades</text:span>: nocode Brasil, Product-Led Growth, startup hubs.</text:p>
        </text:list-item>
        <text:list-item>
          <text:p text:style-name="P10"><text:span text:style-name="Strong_20_Emphasis">Educação</text:span>: bootcamps (trilha “Automations 101” com certificado).</text:p>
        </text:list-item>
        <text:list-item>
          <text:p text:style-name="P10"><text:span text:style-name="Strong_20_Emphasis">Integradores</text:span>: parceiros que criem templates oficiais (co-marketing).</text:p>
        </text:list-item>
      </text:list>
      <text:h text:style-name="Heading_20_1" text:outline-level="1">Playbooks prontos (copie e cole)</text:h>
      <text:p text:style-name="Text_20_body"><text:span text:style-name="Strong_20_Emphasis">Mensagem de convite (DM):</text:span></text:p>
      <text:p text:style-name="Quotations">“Estamos abrindo a comunidade Free para builders que queiram lançar automações rápido. Entra no Discord, roda teu 1º run em 7 min e ganha +5 runs de bônus: {link}”</text:p>
      <text:p text:style-name="Text_20_body"><text:span text:style-name="Strong_20_Emphasis">Post “Ship Friday”:</text:span></text:p>
      <text:p text:style-name="Quotations">“Marcou um gol esta semana? Poste um GIF/print do que você automatizou. Os 3 mais votados levam +10 runs (14 dias).”</text:p>
      <text:p text:style-name="Text_20_body"><text:span text:style-name="Strong_20_Emphasis">Resposta padrão help:</text:span></text:p>
      <text:p text:style-name="Quotations">“Valeu por trazer! Tenta X, Y. Se travar, cola no ‘Kickstart de segunda’—saímos de lá com teu 1º run rodando.”</text:p>
      <text:h text:style-name="Heading_20_1" text:outline-level="1">Moderação e qualidade</text:h>
      <text:list xml:id="list1723038149" text:style-name="L11">
        <text:list-item>
          <text:p text:style-name="P11"><text:span text:style-name="Strong_20_Emphasis">SLA comunidade:</text:span> responder tudo em ≤ 24h; tag <text:span text:style-name="Strong_20_Emphasis">[Resolvido]</text:span>.</text:p>
        </text:list-item>
        <text:list-item>
          <text:p text:style-name="P11">Código de conduta curto (respeito, spam zero, transparência de afiliados).</text:p>
        </text:list-item>
        <text:list-item>
          <text:p text:style-name="P11">Canal <text:span text:style-name="Strong_20_Emphasis">#regras e #changelog</text:span> sempre atualizados.</text:p>
        </text:list-item>
      </text:list>
      <text:h text:style-name="Heading_20_1" text:outline-level="1">Roadmap 30/60/90 dias</text:h>
      <text:p text:style-name="Text_20_body"><text:span text:style-name="Strong_20_Emphasis">Dias 0–30 (Lançamento)</text:span></text:p>
      <text:list xml:id="list4169575400" text:style-name="L12">
        <text:list-item>
          <text:p text:style-name="P12">Abrir Discord + base de conhecimento, rodar 2 “Kickstarts”/semana.</text:p>
        </text:list-item>
        <text:list-item>
          <text:p text:style-name="P12">Seeding 50 fundadores; 4 templates oficiais.</text:p>
        </text:list-item>
        <text:list-item>
          <text:p text:style-name="P12">KPI: 1.000 inscritos Free → <text:span text:style-name="Strong_20_Emphasis">≥ 550 ativados</text:span> (1º run).</text:p>
        </text:list-item>
      </text:list>
      <text:p text:style-name="Text_20_body"><text:span text:style-name="Strong_20_Emphasis">Dias 31–60 (Aceleração)</text:span></text:p>
      <text:list xml:id="list1152174849" text:style-name="L13">
        <text:list-item>
          <text:p text:style-name="P13">Programa de templates da comunidade (meta 20 novos).</text:p>
        </text:list-item>
        <text:list-item>
          <text:p text:style-name="P13">Iniciar “Referral de Dupla”: indique 1 amigo → ambos ganham bônus.</text:p>
        </text:list-item>
        <text:list-item>
          <text:p text:style-name="P13">KPI: D30 ≥ 22%, convites/membro ≥ 0,25.</text:p>
        </text:list-item>
      </text:list>
      <text:p text:style-name="Text_20_body"><text:span text:style-name="Strong_20_Emphasis">Dias 61–90 (Escala e efeitos de rede)</text:span></text:p>
      <text:list xml:id="list1956045855" text:style-name="L14">
        <text:list-item>
          <text:p text:style-name="P14">Demo Day + cases no YouTube; “Partner Makers” (5 parceiros).</text:p>
        </text:list-item>
        <text:list-item>
          <text:p text:style-name="P14"><text:soft-page-break/>Lançar <text:span text:style-name="Emphasis">Founding Member Pass</text:span> (NFT utilitário de governança/comunidade).</text:p>
        </text:list-item>
        <text:list-item>
          <text:p text:style-name="P14">KPI: D30 ≥ 25%, convites/membro ≥ 0,3, 3k FMAU.</text:p>
        </text:list-item>
      </text:list>
      <text:h text:style-name="Heading_20_1" text:outline-level="1">Funis e pontos de atrito (e como resolver)</text:h>
      <text:list xml:id="list1423201020" text:style-name="L15">
        <text:list-item>
          <text:p text:style-name="P15"><text:span text:style-name="Strong_20_Emphasis">Cadastro → 1º run:</text:span> fricção em conexão de apps. → vídeos de 30s por conector + template “um clique”.</text:p>
        </text:list-item>
        <text:list-item>
          <text:p text:style-name="P15"><text:span text:style-name="Strong_20_Emphasis">1º run → hábito:</text:span> falta de caso de uso. → “Template Drop” semanal por vertical.</text:p>
        </text:list-item>
        <text:list-item>
          <text:p text:style-name="P15"><text:span text:style-name="Strong_20_Emphasis">Dúvida sem resposta:</text:span> → office hours 2×/semana + membros “Helper” com badge.</text:p>
        </text:list-item>
      </text:list>
      <text:h text:style-name="Heading_20_1" text:outline-level="1">Painel de métricas (mínimo viável)</text:h>
      <text:list xml:id="list4075631877" text:style-name="L16">
        <text:list-item>
          <text:p text:style-name="P16"><text:span text:style-name="Strong_20_Emphasis">Aquisição:</text:span> inscrições/dia, origem (orgânico, referral, parceria).</text:p>
        </text:list-item>
        <text:list-item>
          <text:p text:style-name="P16"><text:span text:style-name="Strong_20_Emphasis">Ativação:</text:span> % 1º run em 24h/7d, TTV mediano.</text:p>
        </text:list-item>
        <text:list-item>
          <text:p text:style-name="P16"><text:span text:style-name="Strong_20_Emphasis">Engajamento:</text:span> posts/mês, respostas em 24h, NPS comunidade.</text:p>
        </text:list-item>
        <text:list-item>
          <text:p text:style-name="P16"><text:span text:style-name="Strong_20_Emphasis">Rede:</text:span> convites enviados, taxa de conversão de convites.</text:p>
        </text:list-item>
        <text:list-item>
          <text:p text:style-name="P16"><text:span text:style-name="Strong_20_Emphasis">Upgrade:</text:span> % Free → Starter/Pro (bônus expiram em 14–30 dias).</text:p>
        </text:list-item>
      </text:list>
      <text:h text:style-name="Heading_20_1" text:outline-level="1">Orçamento inicial (90 dias, estimativa)</text:h>
      <text:list xml:id="list2891090511" text:style-name="L17">
        <text:list-item>
          <text:p text:style-name="P17">Ferramentas comunidade: <text:span text:style-name="Strong_20_Emphasis">R$ 800–1.500/mês</text:span>.</text:p>
        </text:list-item>
        <text:list-item>
          <text:p text:style-name="P17">Conteúdo (design/edição): <text:span text:style-name="Strong_20_Emphasis">R$ 3–5k</text:span>.</text:p>
        </text:list-item>
        <text:list-item>
          <text:p text:style-name="P17">Premiações (swag digital/créditos): <text:span text:style-name="Strong_20_Emphasis">R$ 2k</text:span>.</text:p>
        </text:list-item>
        <text:list-item>
          <text:p text:style-name="P17">Total: <text:span text:style-name="Strong_20_Emphasis">R$ 6–8,5k</text:span>.</text:p>
        </text:list-item>
      </text:list>
      <text:h text:style-name="Heading_20_1" text:outline-level="1">Time &amp; responsabilidades</text:h>
      <text:list xml:id="list1775028964" text:style-name="L18">
        <text:list-item>
          <text:p text:style-name="P18"><text:span text:style-name="Strong_20_Emphasis">Community Lead (0,5–1 FTE):</text:span> rituais, moderação, métricas.</text:p>
        </text:list-item>
        <text:list-item>
          <text:p text:style-name="P18"><text:span text:style-name="Strong_20_Emphasis">PM/Eng (0,3 FTE):</text:span> templates, integrações, bugs.</text:p>
        </text:list-item>
        <text:list-item>
          <text:p text:style-name="P18"><text:span text:style-name="Strong_20_Emphasis">Designer/Conteudista (0,3 FTE):</text:span> vídeos curtos, docs.</text:p>
        </text:list-item>
        <text:list-item>
          <text:p text:style-name="P18"><text:span text:style-name="Strong_20_Emphasis">Makers fundadores (voluntários):</text:span> responder dúvidas, criar templates (ganham créditos).</text:p>
        </text:list-item>
      </text:list>
      <text:p text:style-name="Horizontal_20_Line"/>
      <text:p text:style-name="Text_20_body">Se quiser, já transformo este plano em um <text:span text:style-name="Strong_20_Emphasis">quadro Kanban com tarefas semanais</text:span>, <text:span text:style-name="Strong_20_Emphasis">roteiros de e-mail</text:span> de onboarding e os <text:span text:style-name="Strong_20_Emphasis">materiais de lançamento</text:span> (posts, landing e deck para parceiros). Quer que eu gere esses ativos agor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8:13:14.821000000</meta:creation-date>
    <dc:date>2025-11-06T08:14:21.158000000</dc:date>
    <meta:editing-duration>PT1M6S</meta:editing-duration>
    <meta:editing-cycles>1</meta:editing-cycles>
    <meta:document-statistic meta:table-count="0" meta:image-count="0" meta:object-count="0" meta:page-count="4" meta:paragraph-count="91" meta:word-count="997" meta:character-count="5962" meta:non-whitespace-character-count="5118"/>
    <meta:generator>LibreOffice/7.3.2.2$Windows_X86_64 LibreOffice_project/49f2b1bff42cfccbd8f788c8dc32c1c309559be0</meta:generator>
  </office:meta>
</office:document-meta>
</file>